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26mm"/>
    </style:style>
    <style:style style:name="co2" style:family="table-column">
      <style:table-column-properties fo:break-before="auto" style:column-width="118.43mm"/>
    </style:style>
    <style:style style:name="co3" style:family="table-column">
      <style:table-column-properties fo:break-before="auto" style:column-width="123.68mm"/>
    </style:style>
    <style:style style:name="co4" style:family="table-column">
      <style:table-column-properties fo:break-before="auto" style:column-width="35.0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rage</text:p>
          </table:table-cell>
          <table:table-cell office:value-type="string" calcext:value-type="string">
            <text:p>Antworten</text:p>
          </table:table-cell>
          <table:table-cell office:value-type="string" calcext:value-type="string">
            <text:p>Tierarten und Eigenschaften: HUND, KATZE, VOGEL, FISCH, REPTIL, HAMSTER, KANINCHEN, MEERSCHWEINCHEN, MAUS, JUNG, KLEIN, MITTELGROSS, GROSS, TEUER, MITTELTEUER, PREISWERT, PFLEGEBEDUERFTIG, GART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erart/Eigenschaft Ausschließen:</text:p>
          </table:table-cell>
          <table:table-cell/>
        </table:table-row>
        <table:table-row table:style-name="ro2">
          <table:table-cell office:value-type="string" calcext:value-type="string">
            <text:p>Wieviele Quadratmeter stehen ungefähr für die Tierhaltung zur Verfügung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eniger als 35</text:p>
          </table:table-cell>
          <table:table-cell office:value-type="string" calcext:value-type="string">
            <text:p>HUND, KATZE, MITTELGROSS, GRO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5 bis 55</text:p>
          </table:table-cell>
          <table:table-cell office:value-type="string" calcext:value-type="string">
            <text:p>MITTELGROSS, GRO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hr als 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n das Tier auch im Garten gehalten werden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in</text:p>
          </table:table-cell>
          <table:table-cell office:value-type="string" calcext:value-type="string">
            <text:p>GARTEN</text:p>
          </table:table-cell>
          <table:table-cell/>
        </table:table-row>
        <table:table-row table:style-name="ro1">
          <table:table-cell office:value-type="string" calcext:value-type="string">
            <text:p>In welcher Umgebung wird das Tier gehalten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d / Dor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ohngebiet ohne Hauptstraße in direkter Umgebu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 einer Hauptstraße oder in Stadtkern</text:p>
          </table:table-cell>
          <table:table-cell office:value-type="string" calcext:value-type="string">
            <text:p>HUND</text:p>
          </table:table-cell>
          <table:table-cell/>
        </table:table-row>
        <table:table-row table:style-name="ro1">
          <table:table-cell office:value-type="string" calcext:value-type="string">
            <text:p>Wieviele Stunden haben sie durchschnittlich täglich Zeit für das Tier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s zu 1</text:p>
          </table:table-cell>
          <table:table-cell office:value-type="string" calcext:value-type="string">
            <text:p>PFLEGEBEDUERFTIG, HUND, KATZE, VOGEL, GROSS, MITTELGRO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 bis 4</text:p>
          </table:table-cell>
          <table:table-cell office:value-type="string" calcext:value-type="string">
            <text:p>PFLEGEBEDUERFTIG, HUND, VOG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 bis 8</text:p>
          </table:table-cell>
          <table:table-cell office:value-type="string" calcext:value-type="string">
            <text:p>PFLEGEBEDUERFTI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 ganzen 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l das Tier auch von Kindern versorgt werden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PFLEGEBEDUERFTIG, HUND, VOGEL, KANINCH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e hoch sollten ungefähr die monatlichen Kosten sein? (Ohne Grundausstattu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 bis 30 €</text:p>
          </table:table-cell>
          <table:table-cell office:value-type="string" calcext:value-type="string">
            <text:p>HUND, KATZE, MITTELGROSS, GRO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 bis 60 €</text:p>
          </table:table-cell>
          <table:table-cell office:value-type="string" calcext:value-type="string">
            <text:p>HUND, GRO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0 bis 80 €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.00.0000</text:date>, <text:time style:data-style-name="N2" text:time-value="08:45:14.2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50S</meta:editing-duration>
    <meta:editing-cycles>6</meta:editing-cycles>
    <meta:generator>LibreOffice/5.1.0.3$Windows_X86_64 LibreOffice_project/5e3e00a007d9b3b6efb6797a8b8e57b51ab1f737</meta:generator>
    <dc:date>2017-05-25T11:32:37.423000000</dc:date>
    <meta:document-statistic meta:table-count="3" meta:cell-count="37" meta:object-count="0"/>
    <meta:user-defined meta:name="Info 1"/>
    <meta:user-defined meta:name="Info 2"/>
    <meta:user-defined meta:name="Info 3"/>
    <meta:user-defined meta:name="Info 4"/>
  </office:meta>
</office:document-meta>
</file>